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e5d9" officeooo:paragraph-rsid="0000e5d9"/>
    </style:style>
    <style:style style:name="P2" style:family="paragraph" style:parent-style-name="Standard" style:list-style-name="L1">
      <style:text-properties officeooo:rsid="00008774" officeooo:paragraph-rsid="00008774"/>
    </style:style>
    <style:style style:name="P3" style:family="paragraph" style:parent-style-name="Standard">
      <style:text-properties officeooo:rsid="00008774" officeooo:paragraph-rsid="00008774"/>
    </style:style>
    <style:style style:name="P4" style:family="paragraph" style:parent-style-name="Standard" style:list-style-name="L1">
      <style:text-properties style:text-underline-style="none" officeooo:rsid="00008774" officeooo:paragraph-rsid="00008774"/>
    </style:style>
    <style:style style:name="P5" style:family="paragraph" style:parent-style-name="Standard" style:list-style-name="L1">
      <style:text-properties style:text-underline-style="none" fo:font-weight="normal" officeooo:rsid="00008774" officeooo:paragraph-rsid="0000877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08774" officeooo:paragraph-rsid="0000877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0d181" officeooo:paragraph-rsid="0000d181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00d181" officeooo:paragraph-rsid="0000d18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22e78" officeooo:paragraph-rsid="0000d18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22e78" officeooo:paragraph-rsid="00022e78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022e78" officeooo:paragraph-rsid="00022e7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tes do poder:</text:p>
      <text:list xml:id="list3891154793" text:style-name="L1">
        <text:list-item>
          <text:p text:style-name="P2">poder <text:span text:style-name="T2">posicional</text:span><text:span text:style-name="T1">:</text:span></text:p>
          <text:list>
            <text:list-item>
              <text:p text:style-name="P5">poder de recompensa;</text:p>
            </text:list-item>
            <text:list-item>
              <text:p text:style-name="P5">poder coercitivo;</text:p>
            </text:list-item>
            <text:list-item>
              <text:p text:style-name="P5">poder legítimo (autoridade);</text:p>
            </text:list-item>
          </text:list>
        </text:list-item>
        <text:list-item>
          <text:p text:style-name="P4"><text:span text:style-name="T1">poder </text:span><text:span text:style-name="T2">pessoal</text:span><text:span text:style-name="T1">:</text:span></text:p>
          <text:list>
            <text:list-item>
              <text:p text:style-name="P5">poder de especialização;</text:p>
            </text:list-item>
            <text:list-item>
              <text:p text:style-name="P5">poder de referência (identificação).</text:p>
            </text:list-item>
          </text:list>
        </text:list-item>
      </text:list>
      <text:p text:style-name="P6"/>
      <text:p text:style-name="P7">Ohio:</text:p>
      <text:list xml:id="list3651313999" text:style-name="L2">
        <text:list-item>
          <text:p text:style-name="P8">estrutura de iniciação → tarefas;</text:p>
        </text:list-item>
        <text:list-item>
          <text:p text:style-name="P8">consideração → relacionamentos.</text:p>
        </text:list-item>
      </text:list>
      <text:p text:style-name="P9"/>
      <text:p text:style-name="P10">Michigan:</text:p>
      <text:list xml:id="list3461183080" text:style-name="L3">
        <text:list-item>
          <text:p text:style-name="P11">orientado para produção → tarefas;</text:p>
        </text:list-item>
        <text:list-item>
          <text:p text:style-name="P11">orientado para pessoas → relacionament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e5d9" officeooo:paragraph-rsid="0000e5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Liderança, poder e influência, liderança e empodera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22:50:15.531000000</dc:date>
    <meta:editing-duration>PT1M8S</meta:editing-duration>
    <meta:editing-cycles>2</meta:editing-cycles>
    <meta:document-statistic meta:table-count="0" meta:image-count="0" meta:object-count="0" meta:page-count="1" meta:paragraph-count="15" meta:word-count="62" meta:character-count="403" meta:non-whitespace-character-count="366"/>
  </office:meta>
</office:document-meta>
</file>